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rsid="02f691e7" officeooo:paragraph-rsid="02f72869"/>
    </style:style>
    <style:style style:name="P31" style:family="paragraph" style:parent-style-name="Table_20_Contents">
      <style:text-properties officeooo:rsid="025cf310" officeooo:paragraph-rsid="02f9b49b"/>
    </style:style>
    <style:style style:name="P32" style:family="paragraph" style:parent-style-name="Footnote">
      <style:text-properties officeooo:paragraph-rsid="02ed5f14"/>
    </style:style>
    <style:style style:name="P33" style:family="paragraph" style:parent-style-name="Table_20_Contents">
      <style:text-properties officeooo:rsid="025cf310" officeooo:paragraph-rsid="02d577e8"/>
    </style:style>
    <style:style style:name="P34" style:family="paragraph" style:parent-style-name="Table_20_Contents">
      <style:text-properties officeooo:rsid="025cf310" officeooo:paragraph-rsid="026ef228"/>
    </style:style>
    <style:style style:name="P35" style:family="paragraph" style:parent-style-name="Standard" style:list-style-name="L1">
      <style:text-properties officeooo:paragraph-rsid="01fe3c46"/>
    </style:style>
    <style:style style:name="P36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f842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Footnote">
      <style:text-properties officeooo:paragraph-rsid="02060474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f51be3"/>
    </style:style>
    <style:style style:name="P48" style:family="paragraph" style:parent-style-name="Standard">
      <style:text-properties fo:color="#808080" loext:opacity="100%" style:font-name="Liberation Sans1" fo:font-size="12pt" fo:language="nl" fo:country="NL" fo:font-weight="bold" officeooo:paragraph-rsid="02f51be3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7ef2fc" style:font-size-asian="12pt" style:font-size-complex="12pt"/>
    </style:style>
    <style:style style:name="T22" style:family="text">
      <style:text-properties officeooo:rsid="02be8f7f"/>
    </style:style>
    <style:style style:name="T23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986a98"/>
    </style:style>
    <style:style style:name="T29" style:family="text">
      <style:text-properties officeooo:rsid="02a0bcbe"/>
    </style:style>
    <style:style style:name="T30" style:family="text">
      <style:text-properties officeooo:rsid="02a7122d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officeooo:rsid="02692193"/>
    </style:style>
    <style:style style:name="T37" style:family="text">
      <style:text-properties officeooo:rsid="027028eb"/>
    </style:style>
    <style:style style:name="T38" style:family="text">
      <style:text-properties officeooo:rsid="02a85727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officeooo:rsid="0289b300"/>
    </style:style>
    <style:style style:name="T42" style:family="text">
      <style:text-properties officeooo:rsid="028b5e62"/>
    </style:style>
    <style:style style:name="T43" style:family="text">
      <style:text-properties officeooo:rsid="028d51ca"/>
    </style:style>
    <style:style style:name="T4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officeooo:rsid="025d598d"/>
    </style:style>
    <style:style style:name="T46" style:family="text">
      <style:text-properties fo:font-size="10pt" officeooo:rsid="025d598d" style:font-size-asian="10pt" style:font-size-complex="10pt"/>
    </style:style>
    <style:style style:name="T47" style:family="text">
      <style:text-properties fo:font-size="10pt" officeooo:rsid="0279daea" style:font-size-asian="10pt" style:font-size-complex="10pt"/>
    </style:style>
    <style:style style:name="T48" style:family="text">
      <style:text-properties officeooo:rsid="0267de5b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fo:font-size="10pt" officeooo:rsid="02747497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style:text-position="super 58%" fo:font-size="10pt" officeooo:rsid="02e5b976" style:font-size-asian="10pt" style:font-size-complex="10pt"/>
    </style:style>
    <style:style style:name="T54" style:family="text">
      <style:text-properties fo:font-size="10pt" officeooo:rsid="02c69795" style:font-size-asian="10pt" style:font-size-complex="10pt"/>
    </style:style>
    <style:style style:name="T55" style:family="text">
      <style:text-properties fo:font-size="10pt" officeooo:rsid="027bb64c" style:font-size-asian="10pt" style:font-size-complex="10pt"/>
    </style:style>
    <style:style style:name="T56" style:family="text">
      <style:text-properties officeooo:rsid="025e46cc"/>
    </style:style>
    <style:style style:name="T57" style:family="text">
      <style:text-properties officeooo:rsid="02f84243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2pt" officeooo:rsid="025e46cc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style:text-position="super 58%" fo:font-size="10pt" officeooo:rsid="02ba5ce0" style:font-size-asian="10pt" style:font-size-complex="10pt"/>
    </style:style>
    <style:style style:name="T64" style:family="text">
      <style:text-properties officeooo:rsid="02fdd225"/>
    </style:style>
    <style:style style:name="T65" style:family="text">
      <style:text-properties officeooo:rsid="02ed5f14"/>
    </style:style>
    <style:style style:name="T66" style:family="text">
      <style:text-properties fo:font-size="10pt" officeooo:rsid="02a5ee23" style:font-size-asian="10pt" style:font-size-complex="10pt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2f5275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officeooo:rsid="013d34c2" style:font-size-asian="12pt" style:language-asian="nl" style:country-asian="NL" style:font-style-asian="normal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font-style="normal" fo:font-weight="normal" officeooo:rsid="02f51be3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font-style="normal" fo:font-weight="normal" officeooo:rsid="013d34c2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tyle="normal" fo:font-weight="normal" officeooo:rsid="02f52364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officeooo:rsid="01e96954"/>
    </style:style>
    <style:style style:name="T119" style:family="text">
      <style:text-properties officeooo:rsid="0119bd75"/>
    </style:style>
    <style:style style:name="T120" style:family="text">
      <style:text-properties officeooo:rsid="02f0d4b0"/>
    </style:style>
    <style:style style:name="T121" style:family="text">
      <style:text-properties officeooo:rsid="02f24b34" fo:background-color="#ffcc99" loext:char-shading-value="0"/>
    </style:style>
    <style:style style:name="T122" style:family="text">
      <style:text-properties officeooo:rsid="02f12a30"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mailadressen inclusief gebruikersnamen en wachtwoorden, zie pagina </text:span><text:span text:style-name="T21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T25"> </text:span><text:span text:style-name="Emphasis"><text:span text:style-name="T26">gegevens uit de browser-app</text:span></text:span><text:span text:style-name="Emphasis"><text:span text:style-name="T27"><text:note text:id="ftn1" text:note-class="footnote"><text:note-citation>1</text:note-citation><text:note-body><text:p text:style-name="P14">Zie <text:span text:style-name="T28">d</text:span>e tabel “Browser-app migratie van Windows naar Linux” op <text:span text:style-name="T29">d</text:span>e vo<text:span text:style-name="T30">lgende</text:span> 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Emphasis"><text:span text:style-name="T34"> </text:span></text:span><text:span text:style-name="Emphasis"><text:span text:style-name="T26">gegevens uit de </text:span></text:span><text:span text:style-name="Emphasis"><text:span text:style-name="T35">mail</text:span></text:span><text:span text:style-name="Emphasis"><text:span text:style-name="T26">-app</text:span></text:span><text:span text:style-name="Emphasis"><text:span text:style-name="T27"><text:note text:id="ftn2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<text:span text:style-name="T38">lgende</text:span>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9">K</text:span><text:span text:style-name="T25">opi</text:span><text:span text:style-name="T39">eer</text:span><text:span text:style-name="T25"> </text:span><text:span text:style-name="Emphasis"><text:span text:style-name="T34">per gebruiker </text:span></text:span><text:span text:style-name="T40">C:\Gebruikers\&lt;Gebr.naam&gt; </text:span><text:span text:style-name="T25">naar een externe harddisk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1">Op </text:span>Windows <text:span text:style-name="T42">in </text:span><text:span text:style-name="T43">gebruik</text:span></text:p>
          </table:table-cell>
          <table:table-cell table:style-name="Tabel3.C2" office:value-type="string">
            <text:p text:style-name="P19">Linux <text:span text:style-name="T41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1">Microsoft Edge <text:span text:style-name="T45">(exporteer Favorieten)<text:line-break/></text:span><text:span text:style-name="T46">C:\Gebruikers\&lt;Gebr.naam&gt;\AppData\Local\Microsoft\Edge\User Data\Default</text:span><text:span text:style-name="T47">\</text:span></text:p>
          </table:table-cell>
          <table:table-cell table:style-name="Tabel3.C2" office:value-type="string">
            <text:p text:style-name="P22">Microsoft Edge <text:span text:style-name="T45">(importeer Favorieten)<text:line-break/></text:span><text:span text:style-name="T46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3">Mozilla Firefox <text:span text:style-name="T45">(exporteer </text:span><text:span text:style-name="T48">Bladwijzers</text:span><text:span text:style-name="T45">)<text:line-break/></text:span><text:span text:style-name="T49">C:\Gebruikers\</text:span><text:span text:style-name="T46">&lt;Gebr.naam&gt;</text:span><text:span text:style-name="T49">\AppData\Roaming\M</text:span><text:span text:style-name="T50">o</text:span><text:span text:style-name="T49">zilla\Firefox\Profiles\</text:span><text:span text:style-name="T49"><text:note text:id="ftn3" text:note-class="footnote"><text:note-citation>1</text:note-citation><text:note-body><text:p text:style-name="P24">Zie adres <text:span text:style-name="User_20_Entry"><text:span text:style-name="T51">about:profiles</text:span></text:span><text:span text:style-name="User_20_Entry"><text:span text:style-name="T52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5">(importeer </text:span><text:span text:style-name="T48">Bladwijzers</text:span><text:span text:style-name="T45">)<text:line-break/></text:span><text:span text:style-name="T46">~/.mozilla/firefox/</text:span><text:span text:style-name="T53">1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6">Google Chrome <text:span text:style-name="T45">(exporteer </text:span><text:span text:style-name="T48">Bookmarks</text:span><text:span text:style-name="T45">)<text:line-break/></text:span><text:span text:style-name="T46">C:\Gebruikers\&lt;</text:span><text:span text:style-name="T54">G</text:span><text:span text:style-name="T46">ebr.naam&gt;\AppData\Local\Google\Chrome\User Data</text:span><text:span text:style-name="T55">\</text:span></text:p>
          </table:table-cell>
          <table:table-cell table:style-name="Tabel3.C2" office:value-type="string">
            <text:p text:style-name="P26">Google Chrome <text:span text:style-name="T45">(importeer </text:span><text:span text:style-name="T48">Bookmarks</text:span><text:span text:style-name="T45">)<text:line-break/></text:span><text:span text:style-name="T46">~/.config/google-chrome/</text:span></text:p>
          </table:table-cell>
        </table:table-row>
      </table:table>
      <text:p text:style-name="P27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4"/></text:span></text:p>
          </table:table-cell>
          <table:table-cell table:style-name="Tabel4.A2" office:value-type="string">
            <text:p text:style-name="P19"><text:span text:style-name="T41">Op </text:span>Windows <text:span text:style-name="T41">in gebruik</text:span></text:p>
          </table:table-cell>
          <table:table-cell table:style-name="Tabel4.C2" office:value-type="string">
            <text:p text:style-name="P19">Linux <text:span text:style-name="T41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29">Microsoft Outlook (exporteer <text:span text:style-name="T56">adresboek</text:span>)<text:note text:id="ftn4" text:note-class="footnote"><text:note-citation>2</text:note-citation><text:note-body><text:p text:style-name="P30">Gebruik <text:span text:style-name="T57">als Linux vervanger </text:span>Evolution als ondersteuning voor Microsoft Exchange/EWS vereist is.</text:p></text:note-body></text:note>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/text:p>
          </table:table-cell>
          <table:table-cell table:style-name="Tabel4.C2" table:number-rows-spanned="3" office:value-type="string">
            <text:p text:style-name="P31"><text:span text:style-name="T60"><text:line-break/><text:line-break/></text:span><text:span text:style-name="T61">Thunderbird (importeer adresboek)</text:span><text:span text:style-name="T62"><text:line-break/>~/.thunderbird/</text:span><text:span text:style-name="T63"><text:note text:id="ftn5" text:note-class="footnote"><text:note-citation>3</text:note-citation><text:note-body><text:p text:style-name="P32"><text:span text:style-name="T64">I</text:span>nstalleer pst-utils om .pst naar .mbox te converteren m<text:span text:style-name="T65">et</text:span> readpst en installeer de Thunderbird-<text:span text:style-name="T65">add-on </text:span>'ImportExportTools NG' om .mbox te importeren.</text:p></text:note-body></text:note></text:span><text:span text:style-name="T62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Windows Mail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Local\Comms\Unistore\data</text:span><text:span text:style-name="T66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Thunderbird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Roaming\Thunderbird\Profiles</text:span><text:span text:style-name="T66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4">Webmail</text:p>
          </table:table-cell>
          <table:table-cell table:style-name="Tabel4.C2" office:value-type="string">
            <text:p text:style-name="P34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5"><text:span text:style-name="Strong_20_Emphasis"><text:span text:style-name="T67">Linux </text:span></text:span><text:span text:style-name="Strong_20_Emphasis"><text:span text:style-name="T68">installeren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7"><text:span text:style-name="T69">Installeer </text:span><text:span text:style-name="T70">Linux </text:span><text:span text:style-name="T69">volgens de </text:span><text:span text:style-name="Strong_20_Emphasis"><text:span text:style-name="T71">Checklist</text:span></text:span><text:span text:style-name="Strong_20_Emphasis"><text:span text:style-name="T72"> i</text:span></text:span><text:span text:style-name="Strong_20_Emphasis"><text:span text:style-name="T73">nstallatie</text:span></text:span><text:span text:style-name="Strong_20_Emphasis"><text:span text:style-name="T74"><text:note text:id="ftn6" text:note-class="footnote"><text:note-citation>4</text:note-citation><text:note-body><text:p text:style-name="P38">Checklist installatie is te vinden op <text:a xlink:type="simple" xlink:href="https://karelzimmer.nl/" text:style-name="Internet_20_link" text:visited-style-name="Visited_20_Internet_20_Link"><text:span text:style-name="T75">karelzimmer.nl</text:span></text:a><text:span text:style-name="T52">, onder </text:span><text:span text:style-name="Sterk_20_accent_20_voetnoot"><text:span text:style-name="T76">Linux</text:span></text:span><text:span text:style-name="T52">.</text:span></text:p></text:note-body></text:note></text:span></text:span><text:span text:style-name="T74">.</text:span></text:p>
          </table:table-cell>
        </table:table-row>
      </table:table>
      <text:list text:continue-numbering="true" text:style-name="L1">
        <text:list-item>
          <text:p text:style-name="P39"><text:soft-page-break/><text:span text:style-name="Strong_20_Emphasis"><text:span text:style-name="T77">Back-up </text:span></text:span><text:span text:style-name="Strong_20_Emphasis"><text:span text:style-name="T78">t</text:span></text:span><text:span text:style-name="Strong_20_Emphasis"><text:span text:style-name="T77">erugzetten</text:span></text:span><text:span text:style-name="Emphasis"><text:span text:style-name="T79"> (</text:span></text:span><text:span text:style-name="Emphasis"><text:span text:style-name="T80">op</text:span></text:span><text:span text:style-name="Emphasis"><text:span text:style-name="T79"> </text:span></text:span><text:span text:style-name="Emphasis"><text:span text:style-name="T81">Linux</text:span></text:span><text:span text:style-name="Emphasis"><text:span text:style-name="T79">)</text:span></text:span><text:span text:style-name="Strong_20_Emphasis"><text:span text:style-name="T26"><text:line-break/></text:span></text:span></text:p>
          <text:p text:style-name="P40"><text:span text:style-name="Emphasis"><text:span text:style-name="T82">De handelingen in dit hoofdstuk dienen </text:span></text:span><text:span text:style-name="Emphasis">per gebruiker</text:span><text:span text:style-name="Emphasis"><text:span text:style-name="T82"> </text:span></text:span><text:span text:style-name="Emphasis"><text:span text:style-name="T83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4"><text:tab/></text:span><text:span text:style-name="Strong_20_Emphasis"><text:span text:style-name="T33">☐ ☐ ☐ ☐</text:span></text:span><text:span text:style-name="T85"><text:tab/></text:span><text:span text:style-name="T26">Koppel de externe harddisk aan.</text:span></text:p>
      <text:p text:style-name="P43"><text:span text:style-name="T84"><text:tab/></text:span><text:span text:style-name="Strong_20_Emphasis"><text:span text:style-name="T33">☐ ☐ ☐ ☐</text:span></text:span><text:span text:style-name="T86"><text:tab/></text:span><text:span text:style-name="T26">Kopieer </text:span><text:span text:style-name="T87">D</text:span><text:span text:style-name="T88">ocumenten, </text:span><text:span text:style-name="T89">etc</text:span><text:span text:style-name="T26">.</text:span></text:p>
      <text:p text:style-name="P44"><text:span text:style-name="T84"><text:tab/></text:span><text:span text:style-name="Strong_20_Emphasis"><text:span text:style-name="T33">☐ ☐ ☐ ☐</text:span></text:span><text:span text:style-name="T84"><text:tab/></text:span><text:span text:style-name="T90">I</text:span><text:span text:style-name="T91">mporteer browser-app gegevens</text:span><text:span text:style-name="T27"><text:note text:id="ftn7" text:note-class="footnote"><text:note-citation>1</text:note-citation><text:note-body><text:p text:style-name="P14">Zie <text:span text:style-name="T28">d</text:span>e tabel “Browser-app migratie van Windows naar Linux” op <text:span text:style-name="T29">d</text:span>e vorige pagina.</text:p></text:note-body></text:note></text:span><text:span text:style-name="T92">.</text:span></text:p>
      <text:p text:style-name="P44"><text:span text:style-name="T84"><text:tab/></text:span><text:span text:style-name="Strong_20_Emphasis"><text:span text:style-name="T33">☐ ☐ ☐ ☐</text:span></text:span><text:span text:style-name="T84"><text:tab/></text:span><text:span text:style-name="T90">I</text:span><text:span text:style-name="T91">mporteer mail-app gegevens</text:span><text:span text:style-name="T27"><text:note text:id="ftn8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rige pagina.</text:p></text:note-body></text:note></text:span><text:span text:style-name="T92">.</text:span></text:p>
      <text:p text:style-name="P45"><text:span text:style-name="Strong_20_Emphasis"><text:span text:style-name="T93"><text:tab/></text:span></text:span><text:span text:style-name="Strong_20_Emphasis"><text:span text:style-name="T33">☐ ☐ ☐ ☐</text:span></text:span><text:span text:style-name="Strong_20_Emphasis"><text:span text:style-name="T86"><text:tab/></text:span></text:span><text:span text:style-name="T94">Start de browser-app en c</text:span><text:span text:style-name="T95">ontroleer de werking</text:span><text:span text:style-name="T27">.</text:span></text:p>
      <text:list text:style-name="L2">
        <text:list-header>
          <text:p text:style-name="P46"><text:span text:style-name="T84"><text:tab/></text:span><text:span text:style-name="Strong_20_Emphasis"><text:span text:style-name="T33">☐ ☐ ☐ ☐</text:span></text:span><text:span text:style-name="T84"><text:tab/></text:span><text:span text:style-name="T94">Start de mail-app en c</text:span><text:span text:style-name="T95">ontroleer de werking</text:span><text:span text:style-name="T27">.</text:span></text:p>
        </text:list-header>
      </text:list>
      <text:p text:style-name="P45"><text:span text:style-name="T84"><text:tab/></text:span><text:span text:style-name="Strong_20_Emphasis"><text:span text:style-name="T33">☐ ☐ ☐ ☐</text:span></text:span><text:span text:style-name="T84"><text:tab/></text:span><text:span text:style-name="T96">Verwijder overbodige Windows-bestanden via </text:span><text:span text:style-name="Strong_20_Emphasis"><text:span text:style-name="T97">Terminalvenster</text:span></text:span><text:span text:style-name="T98"> </text:span><text:span text:style-name="T99">en de volgende </text:span><text:span text:style-name="T100">drie </text:span><text:span text:style-name="T99">opdrachtregel</text:span><text:span text:style-name="T100">s</text:span><text:span text:style-name="T99">:</text:span></text:p>
      <text:p text:style-name="P47"><text:span text:style-name="T99"><text:tab/><text:tab/><text:tab/><text:tab/><text:tab/></text:span><text:span text:style-name="User_20_Entry"><text:span text:style-name="T101">find $HOME -type f -iname '*.bat' <text:s text:c="4"/>-delete -or -type f -iname '*.exe' <text:s text:c="2"/>-delete</text:span></text:span></text:p>
      <text:p text:style-name="P48"><text:tab/><text:tab/><text:tab/><text:tab/><text:tab/><text:span text:style-name="User_20_Entry"><text:span text:style-name="T102">find</text:span></text:span><text:span text:style-name="User_20_Entry"><text:span text:style-name="T103"> $HOME -type f -iname '*.lnk' <text:s text:c="4"/>-delete -or -type f <text:s/>-name '~*' <text:s text:c="5"/>-delete</text:span></text:span></text:p>
      <text:p text:style-name="P48"><text:tab/><text:tab/><text:tab/><text:tab/><text:tab/><text:span text:style-name="User_20_Entry"><text:span text:style-name="T102">find</text:span></text:span><text:span text:style-name="User_20_Entry"><text:span text:style-name="T103"> $HOME -type f -iname desktop.ini -delete -or -type f -</text:span></text:span><text:span text:style-name="User_20_Entry"><text:span text:style-name="T104">i</text:span></text:span><text:span text:style-name="User_20_Entry"><text:span text:style-name="T103">name thumbs.db -delete</text:span></text:span></text:p>
      <text:list text:continue-numbering="true" text:style-name="L2">
        <text:list-header>
          <text:p text:style-name="P49"><text:span text:style-name="T105"><text:line-break/><text:tab/></text:span><text:span text:style-name="T106">E</text:span><text:span text:style-name="T107">inde c</text:span><text:span text:style-name="T108">hecklist, </text:span><text:span text:style-name="T109">het overzetten</text:span><text:span text:style-name="T110"> </text:span><text:span text:style-name="T111">is </text:span><text:span text:style-name="T110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12">Geschreven door </text:span><text:a xlink:type="simple" xlink:href="mailto:info@karelzimmer.nl?subject=Checklist%20installatie%20Linux" text:style-name="Internet_20_link" text:visited-style-name="Visited_20_Internet_20_Link"><text:span text:style-name="T113">Karel Zimmer</text:span></text:a><text:span text:style-name="T114">.</text:span></text:p>
              <text:p text:style-name="P52"><text:span text:style-name="T115">Licentie </text:span><text:span text:style-name="T114">C</text:span><text:span text:style-name="T116">C0</text:span><text:span text:style-name="T114"> 1.0 </text:span><text:span text:style-name="T117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7"><text:s/></text:span><text:span text:style-name="T117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7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8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Gebr.<text:span text:style-name="T119">#</text:span></text:p>
          </table:table-cell>
          <table:table-cell table:style-name="Tabel2.A1" office:value-type="string">
            <text:p text:style-name="P69">Volg#</text:p>
          </table:table-cell>
          <table:table-cell table:style-name="Tabel2.A1" office:value-type="string">
            <text:p text:style-name="P70"><text:span text:style-name="T120">M</text:span>ailnaam</text:p>
          </table:table-cell>
          <table:table-cell table:style-name="Tabel2.A1" office:value-type="string">
            <text:p text:style-name="P70"><text:span text:style-name="T120">M</text:span>ailadres</text:p>
          </table:table-cell>
          <table:table-cell table:style-name="Tabel2.A1" office:value-type="string">
            <text:p text:style-name="P71">Gebruikersnaam</text:p>
          </table:table-cell>
          <table:table-cell table:style-name="Tabel2.F1" office:value-type="string">
            <text:p text:style-name="P72">Wachtwo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F2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</table:table>
      <text:p text:style-name="P77"><text:line-break/><text:span text:style-name="T121">*** L</text:span><text:span text:style-name="T122">eg deze gegevens veilig vast in een wachtwoordkluis zoals Bitwarden en niet op papier </text:span><text:span text:style-name="T121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6-02-07T20:07:10.106688360">07-02-2026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6-02-07T20:07:10.107857007">07-02-2026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2-07T20:07:10.021338239</dc:date>
    <meta:print-date>2014-01-05T10:21:33.960023988</meta:print-date>
    <meta:keyword>Installatie</meta:keyword>
    <meta:keyword>Checklist</meta:keyword>
    <meta:keyword>Linux</meta:keyword>
    <meta:editing-cycles>2649</meta:editing-cycles>
    <meta:editing-duration>P5DT14H22M18S</meta:editing-duration>
    <meta:printed-by>Karel Zimmer</meta:printed-by>
    <dc:creator>Karel Zimmer</dc:creator>
    <meta:document-statistic meta:table-count="8" meta:image-count="2" meta:object-count="0" meta:page-count="4" meta:paragraph-count="95" meta:word-count="492" meta:character-count="3809" meta:non-whitespace-character-count="3295"/>
    <meta:user-defined meta:name="Info 1"/>
    <meta:user-defined meta:name="Info 2"/>
    <meta:user-defined meta:name="Info 3"/>
    <meta:user-defined meta:name="Info 4"/>
  </office:meta>
</office:document-meta>
</file>